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office:value-type="string">
            <text:p>pin</text:p>
          </table:table-cell>
          <table:table-cell office:value-type="string">
            <text:p>a ra</text:p>
          </table:table-cell>
          <table:table-cell office:value-type="string">
            <text:p>a me 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_STEP_PIN</text:p>
          </table:table-cell>
          <table:table-cell office:value-type="string">
            <text:p>54</text:p>
          </table:table-cell>
          <table:table-cell office:value-type="string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_DIR_PIN</text:p>
          </table:table-cell>
          <table:table-cell office:value-type="string">
            <text:p>55</text:p>
          </table:table-cell>
          <table:table-cell office:value-type="string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_ENABLE_PIN</text:p>
          </table:table-cell>
          <table:table-cell office:value-type="string">
            <text:p>38</text:p>
          </table:table-cell>
          <table:table-cell office:value-type="string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_MIN_PIN</text:p>
          </table:table-cell>
          <table:table-cell office:value-type="string">
            <text:p>38</text:p>
          </table:table-cell>
          <table:table-cell office:value-type="string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_MAX_PIN</text:p>
          </table:table-cell>
          <table:table-cell office:value-type="string">
            <text:p>2</text:p>
          </table:table-cell>
          <table:table-cell office:value-type="string">
            <text:p>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_STEP_PIN</text:p>
          </table:table-cell>
          <table:table-cell office:value-type="string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_DIR_PIN</text:p>
          </table:table-cell>
          <table:table-cell office:value-type="string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_ENABLE_PIN</text:p>
          </table:table-cell>
          <table:table-cell office:value-type="string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_MIN_PIN</text:p>
          </table:table-cell>
          <table:table-cell office:value-type="string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_MAX_PIN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Z_STEP_PIN</text:p>
          </table:table-cell>
          <table:table-cell office:value-type="string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_DIR_PIN</text:p>
          </table:table-cell>
          <table:table-cell office:value-type="string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_ENABLE_PIN</text:p>
          </table:table-cell>
          <table:table-cell office:value-type="string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_MIN_PIN</text:p>
          </table:table-cell>
          <table:table-cell office:value-type="string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_MAX_PIN</text:p>
          </table:table-cell>
          <table:table-cell office:value-type="string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0_STEP_PIN</text:p>
          </table:table-cell>
          <table:table-cell office:value-type="string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0_DIR_PIN</text:p>
          </table:table-cell>
          <table:table-cell office:value-type="string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0_ENABLE_PIN</text:p>
          </table:table-cell>
          <table:table-cell office:value-type="string">
            <text:p>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1_STEP_PIN</text:p>
          </table:table-cell>
          <table:table-cell office:value-type="string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1_DIR_PIN</text:p>
          </table:table-cell>
          <table:table-cell office:value-type="string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1_ENABLE_PIN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RVO0_PIN</text:p>
          </table:table-cell>
          <table:table-cell office:value-type="string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RVO1_PIN</text:p>
          </table:table-cell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RVO2_PIN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RVO3_PIN</text:p>
          </table:table-cell>
          <table:table-cell office:value-type="string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DPOWER</text:p>
          </table:table-cell>
          <table:table-cell office:value-type="string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DSS</text:p>
          </table:table-cell>
          <table:table-cell office:value-type="string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D_PIN</text:p>
          </table:table-cell>
          <table:table-cell office:value-type="string">
            <text:p>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WIDTH_P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Z_MIN_PROBE_PIN</text:p>
          </table:table-cell>
          <table:table-cell office:value-type="string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RUNOUT_PI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AN_P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S_ON_PIN</text:p>
          </table:table-cell>
          <table:table-cell office:value-type="string">
            <text:p>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ILL_PIN</text:p>
          </table:table-cell>
          <table:table-cell office:value-type="string">
            <text:p>41*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ATER_0_P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ATER_1_P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ATER_2_P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MP_0_PIN</text:p>
          </table:table-cell>
          <table:table-cell office:value-type="string">
            <text:p>a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MP_1_PIN</text:p>
          </table:table-cell>
          <table:table-cell office:value-type="string">
            <text:p>a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MP_2_PIN</text:p>
          </table:table-cell>
          <table:table-cell office:value-type="string">
            <text:p>-1*(A1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ATER_BED_P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_BED_P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LED_P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CD_PINS_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CD_PINS_EN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CD_PINS_D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CD_PINS_D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CD_PINS_D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CD_PINS_D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EPER_P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N_EN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N_EN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N_ENC</text:p>
          </table:table-cell>
          <table:table-cell table:number-columns-repeated="102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16.05.2016</text:date>, <text:time>22:32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8:35:16.98</meta:creation-date>
    <meta:generator>OpenOffice/4.1.2$Win32 OpenOffice.org_project/412m3$Build-9782</meta:generator>
    <dc:date>2016-05-16T22:32:10.76</dc:date>
    <meta:editing-duration>PT28M52S</meta:editing-duration>
    <meta:editing-cycles>9</meta:editing-cycles>
    <meta:document-statistic meta:table-count="3" meta:cell-count="95" meta:object-count="0"/>
  </office:meta>
</office:document-meta>
</file>